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3:35:18.917332533</meta:creation-date>
    <dc:date>2023-12-04T10:44:21.188712378</dc:date>
    <meta:editing-duration>PT2H40M49S</meta:editing-duration>
    <meta:editing-cycles>3</meta:editing-cycles>
    <meta:generator>LibreOffice/7.4.7.2$Linux_X86_64 LibreOffice_project/40$Build-2</meta:generator>
    <meta:document-statistic meta:table-count="1" meta:cell-count="126" meta:object-count="0"/>
  </office:meta>
</office:document-meta>
</file>